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17cm"/>
    </style:style>
    <style:style style:name="Table2.C" style:family="table-column">
      <style:table-column-properties style:column-width="3.519cm"/>
    </style:style>
    <style:style style:name="Table2.E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f34f" officeooo:paragraph-rsid="0003f34f"/>
    </style:style>
    <style:style style:name="P2" style:family="paragraph" style:parent-style-name="Standard">
      <style:text-properties fo:font-size="16pt" fo:font-weight="bold" officeooo:rsid="0003f34f" officeooo:paragraph-rsid="0003f34f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34f" officeooo:paragraph-rsid="0003f34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9d47" officeooo:paragraph-rsid="00059d47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f34f" officeooo:paragraph-rsid="0003f3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9d47" officeooo:paragraph-rsid="00059d47" style:font-weight-asian="normal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f34f" officeooo:paragraph-rsid="0003f3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060f47" officeooo:paragraph-rsid="00060f4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60f47" officeooo:paragraph-rsid="00077a8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077a8b" officeooo:paragraph-rsid="00077a8b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officeooo:rsid="00059d47" officeooo:paragraph-rsid="00059d47"/>
    </style:style>
    <style:style style:name="P13" style:family="paragraph" style:parent-style-name="Table_20_Contents">
      <style:text-properties fo:font-size="14pt" officeooo:rsid="00060f47" officeooo:paragraph-rsid="00060f47" style:font-size-asian="14pt" style:font-size-complex="14pt"/>
    </style:style>
    <style:style style:name="P14" style:family="paragraph" style:parent-style-name="Standard">
      <style:text-properties fo:font-size="14pt" style:text-underline-style="none" fo:font-weight="normal" officeooo:rsid="00060f47" officeooo:paragraph-rsid="00060f4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07f093" officeooo:paragraph-rsid="000a836f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059d47" officeooo:paragraph-rsid="00059d47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059d47" officeooo:paragraph-rsid="000a836f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07e762" officeooo:paragraph-rsid="0007e762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07f093" officeooo:paragraph-rsid="0007f09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P23" style:family="paragraph" style:parent-style-name="Standard">
      <style:text-properties style:text-underline-style="none" fo:font-weight="normal" officeooo:rsid="00059d47" officeooo:paragraph-rsid="00059d47" style:font-weight-asian="normal" style:font-weight-complex="normal"/>
    </style:style>
    <style:style style:name="P24" style:family="paragraph" style:parent-style-name="Standard">
      <style:text-properties fo:color="#c9211e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a933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ff0000"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27" style:family="paragraph" style:parent-style-name="Standard">
      <style:text-properties officeooo:paragraph-rsid="00059d47"/>
    </style:style>
    <style:style style:name="P28" style:family="paragraph" style:parent-style-name="Standard">
      <style:text-properties officeooo:paragraph-rsid="0007f0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d47"/>
    </style:style>
    <style:style style:name="T3" style:family="text">
      <style:text-properties officeooo:rsid="00077a8b"/>
    </style:style>
    <style:style style:name="T4" style:family="text">
      <style:text-properties officeooo:rsid="0007a291"/>
    </style:style>
    <style:style style:name="T5" style:family="text">
      <style:text-properties officeooo:rsid="0007f093"/>
    </style:style>
    <style:style style:name="T6" style:family="text">
      <style:text-properties fo:color="#00a933"/>
    </style:style>
    <style:style style:name="T7" style:family="text">
      <style:text-properties fo:font-size="14pt" style:text-underline-style="solid" style:text-underline-width="auto" style:text-underline-color="font-color" fo:font-weight="bold" officeooo:rsid="000970d3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a836f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normal" officeooo:rsid="000a836f" style:font-size-asian="14pt" style:font-weight-asian="normal" style:font-size-complex="14pt" style:font-weight-complex="normal"/>
    </style:style>
    <style:style style:name="T10" style:family="text">
      <style:text-properties officeooo:rsid="000970d3"/>
    </style:style>
    <style:style style:name="T11" style:family="text">
      <style:text-properties officeooo:rsid="000a8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: Stage 1 Experimentation and research</text:p>
      <text:p text:style-name="P1"/>
      <text:p text:style-name="P1">In this section, <text:s/>we evaluate the performance of a grammar based test suite by comparing it against a baseline: a manually constrcuted suite. We evaluate the performance of each test suite using the following <text:span text:style-name="T2">indicators </text:span>:</text:p>
      <text:p text:style-name="P1"/>
      <text:p text:style-name="P1"><text:tab/>1. Time taken to construct the test suite</text:p>
      <text:p text:style-name="P1"><text:tab/>2. Code Coverage</text:p>
      <text:p text:style-name="P1"/>
      <text:p text:style-name="P1"/>
      <text:p text:style-name="P7">Code coverage</text:p>
      <text:p text:style-name="P3"/>
      <text:p text:style-name="P5"/>
      <text:p text:style-name="P6"><text:span text:style-name="T1">Instruction Coverage</text:span>: this metric measures the % of java bytecode instruction executed.</text:p>
      <text:p text:style-name="P6"><text:s/></text:p>
      <text:p text:style-name="P6"><text:span text:style-name="T1">Branch Coverage</text:span>: also known as decision coverage, this metric measured the % of branch (typically if/switch statments) exercised by the test suite. Exceptions are not included.</text:p>
      <text:p text:style-name="P6"/>
      <text:p text:style-name="P6"/>
      <text:p text:style-name="P8">Experimental Setup</text:p>
      <text:p text:style-name="P4"/>
      <text:p text:style-name="P6">The test suites were constructed using a blackbox approach</text:p>
      <text:p text:style-name="P6">For the baseline, the test were constructed by simply looking at the api</text:p>
      <text:p text:style-name="P6">For the grammar suite, The context free grammars were written up then used to construct the test suites</text:p>
      <text:p text:style-name="P6"/>
      <text:p text:style-name="P6"/>
      <text:p text:style-name="P6"/>
      <text:p text:style-name="P4">Test Data</text:p>
      <text:p text:style-name="P4"/>
      <text:p text:style-name="P6">For the purpose of this investigation , libraries of various sizes and complexities were chosen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Library</text:p>
          </table:table-cell>
          <table:table-cell table:style-name="Table1.A1" office:value-type="string">
            <text:p text:style-name="P12">Number of Lines</text:p>
          </table:table-cell>
          <table:table-cell table:style-name="Table1.A1" office:value-type="string">
            <text:p text:style-name="P12">Number of Methods</text:p>
          </table:table-cell>
          <table:table-cell table:style-name="Table1.D1" office:value-type="string">
            <text:p text:style-name="P12">Number of Instructions (java bytecode)</text:p>
          </table:table-cell>
        </table:table-row>
        <table:table-row>
          <table:table-cell table:style-name="Table1.A2" office:value-type="string">
            <text:p text:style-name="P12">Strman</text:p>
          </table:table-cell>
          <table:table-cell table:style-name="Table1.A2" office:value-type="string">
            <text:p text:style-name="P12">358</text:p>
          </table:table-cell>
          <table:table-cell table:style-name="Table1.A2" office:value-type="string">
            <text:p text:style-name="P12">148</text:p>
          </table:table-cell>
          <table:table-cell table:style-name="Table1.D2" office:value-type="string">
            <text:p text:style-name="P12">2049</text:p>
          </table:table-cell>
        </table:table-row>
        <table:table-row>
          <table:table-cell table:style-name="Table1.A2" office:value-type="string">
            <text:p text:style-name="P12">TrieSET (princeton)</text:p>
          </table:table-cell>
          <table:table-cell table:style-name="Table1.A2" office:value-type="string">
            <text:p text:style-name="P12">77</text:p>
          </table:table-cell>
          <table:table-cell table:style-name="Table1.A2" office:value-type="string">
            <text:p text:style-name="P12">16</text:p>
          </table:table-cell>
          <table:table-cell table:style-name="Table1.D2" office:value-type="string">
            <text:p text:style-name="P12">416</text:p>
          </table:table-cell>
        </table:table-row>
        <table:table-row>
          <table:table-cell table:style-name="Table1.A2" office:value-type="string">
            <text:p text:style-name="P12">StringWriter</text:p>
          </table:table-cell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12">13</text:p>
          </table:table-cell>
          <table:table-cell table:style-name="Table1.D2" office:value-type="string">
            <text:p text:style-name="P12">119</text:p>
          </table:table-cell>
        </table:table-row>
      </table:table>
      <text:p text:style-name="P6"/>
      <text:p text:style-name="P6"/>
      <text:p text:style-name="P8"/>
      <text:p text:style-name="P21">Grammars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Class: StringWriter</text:p>
      <text:p text:style-name="P28"><text:a xlink:type="simple" xlink:href="https://docs.oracle.com/en/java/javase/11/docs/api/java.base/java/io/StringWriter.html" text:style-name="Internet_20_link" text:visited-style-name="Visited_20_Internet_20_Link"><text:span text:style-name="T7">https://docs.oracle.com/en/java/javase/11/docs/api/java.base/java/io/StringWriter.html</text:span></text:a></text:p>
      <text:p text:style-name="P21"/>
      <text:p text:style-name="P16">test :- object,<text:span text:style-name="T11">test</text:span>rule+ .</text:p>
      <text:p text:style-name="P16">object :- identifier,'=',constructor, ';' .</text:p>
      <text:p text:style-name="P16"><text:span text:style-name="T10">test</text:span>rule :- identifier,'.',<text:span text:style-name="T10">rule</text:span><text:span text:style-name="T11">s</text:span>, ';' .</text:p>
      <text:p text:style-name="P16">identifier :- 'x' .</text:p>
      <text:p text:style-name="P16"><text:span text:style-name="T10">rule</text:span> :- StringWriter | void | StringBuffer | String</text:p>
      <text:p text:style-name="P17"/>
      <text:p text:style-name="P17">constructor :- 'new','StringWriter','(',[int],')' .</text:p>
      <text:p text:style-name="P16">StringWriter :- append .</text:p>
      <text:p text:style-name="P16">void :- close | flush | write .</text:p>
      <text:p text:style-name="P16">StringBuffer :- getBuffer .</text:p>
      <text:p text:style-name="P16">String :- toString</text:p>
      <text:p text:style-name="P16"/>
      <text:p text:style-name="P16">append :- 'append', '(', (char | charsequence | charsequence, ',', int, ',', int), ')' .</text:p>
      <text:p text:style-name="P16">close :- 'close', '(', ')' .</text:p>
      <text:p text:style-name="P16">flush :- 'flush','(', ')' .</text:p>
      <text:p text:style-name="P16">write :- 'write', '(', (int | String, [',', int+] | char[], ',', int+) , ')' .</text:p>
      <text:p text:style-name="P16">getBuffer :- 'getBuffer','(',')' .</text:p>
      <text:p text:style-name="P16">toString :- 'toString','(',')' .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lass:TrieSet</text:p>
      <text:p text:style-name="P27"><text:a xlink:type="simple" xlink:href="https://algs4.cs.princeton.edu/code/javadoc/edu/princeton/cs/algs4/TrieSET.html" text:style-name="Internet_20_link" text:visited-style-name="Visited_20_Internet_20_Link"><text:span text:style-name="T8">https://algs4.cs.princeton.edu/code/javadoc/edu/princeton/cs/algs4/TrieSET.html</text:span></text:a></text:p>
      <text:p text:style-name="P18">test :- object,<text:span text:style-name="T11">test</text:span>rule+ .</text:p>
      <text:p text:style-name="P18">object :- identifier,'=',constructor, ';' .</text:p>
      <text:p text:style-name="P18"><text:span text:style-name="T11">test</text:span>rule :- identifier,'.',<text:span text:style-name="T11">rule</text:span>, ';' .</text:p>
      <text:p text:style-name="P18">identifier :- 'x' .</text:p>
      <text:p text:style-name="P18"><text:span text:style-name="T11">rules</text:span> :- void | boolean | Iterator&lt;String&gt; | Iterable&lt;String&gt; | String | int</text:p>
      <text:p text:style-name="P18"/>
      <text:p text:style-name="P18"/>
      <text:p text:style-name="P19">constructor :- 'new', 'TrieSET', '(', ')' .</text:p>
      <text:p text:style-name="P18">void :- add | delete .</text:p>
      <text:p text:style-name="P18">boolean :- contains | isEmpty .</text:p>
      <text:p text:style-name="P18">Iterator&lt;String&gt; :- iterator .</text:p>
      <text:p text:style-name="P18">Iterable&lt;String&gt; :- keysThatMatch | keysWithPrefix .</text:p>
      <text:p text:style-name="P18">String :- longestPrefixOf .</text:p>
      <text:p text:style-name="P18">int :- size</text:p>
      <text:p text:style-name="P18"/>
      <text:p text:style-name="P18"/>
      <text:p text:style-name="P18">add :- 'add', '(', String, ')' .</text:p>
      <text:p text:style-name="P18">delete :- 'delete', '(', String, ')' .</text:p>
      <text:p text:style-name="P18">contains :- 'contains', '(', String, ')' .</text:p>
      <text:p text:style-name="P18">isEmpty :- 'isEmpty', '(', ')' .</text:p>
      <text:p text:style-name="P18">iterator :- 'iterator', '(', ')' .</text:p>
      <text:p text:style-name="P18">keysThatMatch :- 'keysThatMatch', '(', String, ')' .</text:p>
      <text:p text:style-name="P18">keysWithprefix :- 'keysWithPrefix', '(', String, ')' .</text:p>
      <text:p text:style-name="P18">longestPrefixOf :- 'longestPrefixOf', '(', String, ')' .</text:p>
      <text:p text:style-name="P18">size :- 'size', '(', ')'</text:p>
      <text:p text:style-name="P18"/>
      <text:p text:style-name="P18"/>
      <text:p text:style-name="P8">Class: Strman</text:p>
      <text:p text:style-name="P27"><text:a xlink:type="simple" xlink:href="http://shekhargulati.github.io/strman-java/" text:style-name="Internet_20_link" text:visited-style-name="Visited_20_Internet_20_Link"><text:span text:style-name="T9">http://shekhargulati.github.io/strman-java/</text:span></text:a></text:p>
      <text:p text:style-name="P18">test :-<text:span text:style-name="T11">test</text:span>rule+ .</text:p>
      <text:p text:style-name="P18"><text:span text:style-name="T11">test</text:span>rule :- identifier,'.',<text:span text:style-name="T11">rule</text:span>, ';' .</text:p>
      <text:p text:style-name="P18">identifier :- 'Strman' .</text:p>
      <text:p text:style-name="P18"/>
      <text:p text:style-name="P18"/>
      <text:p text:style-name="P18"><text:span text:style-name="T11">rule</text:span> :- String | String[] | List&lt;String&gt; | Map&lt;Character, Long&gt; | boolean | long | int | Optional&lt;String&gt; .</text:p>
      <text:p text:style-name="P18"/>
      <text:p text:style-name="P18">String :-</text:p>
      <text:p text:style-name="P18"><text:tab/>append</text:p>
      <text:p text:style-name="P18"><text:tab/>|appendArray</text:p>
      <text:p text:style-name="P18"><text:soft-page-break/><text:tab/>|collapseWhiteSpace</text:p>
      <text:p text:style-name="P18"><text:tab/>|ensureLeft</text:p>
      <text:p text:style-name="P18"><text:tab/>|base64Decode</text:p>
      <text:p text:style-name="P18"><text:tab/>|base64Encode</text:p>
      <text:p text:style-name="P18"><text:tab/>|binDecode</text:p>
      <text:p text:style-name="P18"><text:tab/>|binEncode</text:p>
      <text:p text:style-name="P18"><text:tab/>|decDecode</text:p>
      <text:p text:style-name="P18"><text:tab/>|decEncode</text:p>
      <text:p text:style-name="P18"><text:tab/>|ensureRight</text:p>
      <text:p text:style-name="P18"><text:tab/>|format</text:p>
      <text:p text:style-name="P18"><text:tab/>|hexDecode</text:p>
      <text:p text:style-name="P18"><text:tab/>|hexEncode</text:p>
      <text:p text:style-name="P18"><text:tab/>|insert</text:p>
      <text:p text:style-name="P18"><text:tab/>|last</text:p>
      <text:p text:style-name="P18"><text:tab/>|leftPad</text:p>
      <text:p text:style-name="P18"><text:tab/>|leftTrim</text:p>
      <text:p text:style-name="P18"><text:tab/>|prepend</text:p>
      <text:p text:style-name="P18"><text:tab/>|prependArray</text:p>
      <text:p text:style-name="P18"><text:tab/>|removeLeft</text:p>
      <text:p text:style-name="P18"><text:tab/>|removeNonWords</text:p>
      <text:p text:style-name="P18"><text:tab/>|removeRight</text:p>
      <text:p text:style-name="P18"><text:tab/>|removeSpaces<text:tab/></text:p>
      <text:p text:style-name="P18"><text:tab/>|repeat</text:p>
      <text:p text:style-name="P18"><text:tab/>|replace</text:p>
      <text:p text:style-name="P18"><text:tab/>|reverse<text:tab/></text:p>
      <text:p text:style-name="P18"><text:tab/>|rightPad</text:p>
      <text:p text:style-name="P18"><text:tab/>|rightTrim</text:p>
      <text:p text:style-name="P18"><text:tab/>|safeTruncate<text:tab/></text:p>
      <text:p text:style-name="P18"><text:tab/>|truncate</text:p>
      <text:p text:style-name="P18"><text:tab/>|htmlDecode</text:p>
      <text:p text:style-name="P18"><text:tab/>|htmlEncode</text:p>
      <text:p text:style-name="P18"><text:tab/>|shuffle</text:p>
      <text:p text:style-name="P18"><text:tab/>|slice</text:p>
      <text:p text:style-name="P18"><text:tab/>|slugify</text:p>
      <text:p text:style-name="P18"><text:tab/>|transliterate</text:p>
      <text:p text:style-name="P18"><text:tab/>|surround</text:p>
      <text:p text:style-name="P18"><text:tab/>|toCamelCase</text:p>
      <text:p text:style-name="P18"><text:tab/>|toStudlyCase</text:p>
      <text:p text:style-name="P18"><text:tab/>|toDecamelize</text:p>
      <text:p text:style-name="P18"><text:tab/>|toKebabCase</text:p>
      <text:p text:style-name="P18"><text:tab/>|toSnakeCase</text:p>
      <text:p text:style-name="P18"><text:tab/>|decode</text:p>
      <text:p text:style-name="P18"><text:soft-page-break/><text:tab/>|encode</text:p>
      <text:p text:style-name="P18"><text:tab/>|join</text:p>
      <text:p text:style-name="P18"><text:tab/>|lowerFirst</text:p>
      <text:p text:style-name="P18"><text:tab/>|upperFirst</text:p>
      <text:p text:style-name="P18"><text:tab/>|capitelize</text:p>
      <text:p text:style-name="P18"><text:tab/>|swapCase</text:p>
      <text:p text:style-name="P18"><text:tab/>|humanize</text:p>
      <text:p text:style-name="P18"><text:tab/>|dasherize .</text:p>
      <text:p text:style-name="P18"/>
      <text:p text:style-name="P18"/>
      <text:p text:style-name="P18">String[] :- between | chars | removeEmptyStrings | split | words | chop | lines | underscored .</text:p>
      <text:p text:style-name="P18">List&lt;String&gt; :- zip .</text:p>
      <text:p text:style-name="P18">Map&lt;Character, Long&gt; :- charsCount .</text:p>
      <text:p text:style-name="P18"/>
      <text:p text:style-name="P18">boolean :- contains | containsAll | containsAny | endsWith | inequal | isEnclosedBetween | isLowerCase | isString | isUpperCase | unequal | isBlank .</text:p>
      <text:p text:style-name="P18"/>
      <text:p text:style-name="P18">long :- countSubstr</text:p>
      <text:p text:style-name="P18">int :- indexOf | lastIndexOf | length .</text:p>
      <text:p text:style-name="P18"/>
      <text:p text:style-name="P18">Optional&lt;String&gt; :- at | first | head | tail | trimsEnd | trimStart .</text:p>
      <text:p text:style-name="P18"/>
      <text:p text:style-name="P18"/>
      <text:p text:style-name="P18">at :- 'at','(',String,',',int,')'.</text:p>
      <text:p text:style-name="P18">first :- 'first','(',String,',',int,')'.</text:p>
      <text:p text:style-name="P18">head :- 'head','(',String,')'.</text:p>
      <text:p text:style-name="P18">tail :- 'tail','(',String,')'.</text:p>
      <text:p text:style-name="P18">trimEnd :- 'trimEnd','(',String,{String},')'.</text:p>
      <text:p text:style-name="P18">trimStart :- 'trimStart','(',String,{String},')'.</text:p>
      <text:p text:style-name="P18">indexOf :- 'indexOf','('String,',',String,',',int,',',boolean,')'.</text:p>
      <text:p text:style-name="P18">lastIndexOf :- 'lastIndexOf','(',String,',',String[,',',int][,',',Boolean],')'.</text:p>
      <text:p text:style-name="P18">length : - 'length','(',String,')'.</text:p>
      <text:p text:style-name="P18">countSubstr :- 'countSubstr','(',String,',',String[,',',boolean,',',boolean],')' . </text:p>
      <text:p text:style-name="P18">contains :- 'contains','(',String,',',String[,',',Boolean],')'.</text:p>
      <text:p text:style-name="P18">containsAll :- 'containsAll','(',String,',',String[][,',',Boolean],')'.</text:p>
      <text:p text:style-name="P18">containsAny :- 'containsAny','(',String,',',String[][,',',Boolean],')'.</text:p>
      <text:p text:style-name="P18">endsWith :- 'endsWith','(',String,',',String[,',',int][,',',Boolean],')'.</text:p>
      <text:p text:style-name="P18">inequal :- 'inequal','(',String,',',String,')'.</text:p>
      <text:p text:style-name="P18">isEnclosedBetween :- 'isEnclosedBetween','(',String,',',String[,',',String],')'.</text:p>
      <text:p text:style-name="P18">isLowerCase :- 'isLowerCase','(',String,')'.</text:p>
      <text:p text:style-name="P18">isString :- 'isString','(',String,')'.</text:p>
      <text:p text:style-name="P18"><text:soft-page-break/>isUpperCase :- 'isUpperCase','(',String,')'.</text:p>
      <text:p text:style-name="P18">unequal :- 'unequal','(',String,',',String,')'.</text:p>
      <text:p text:style-name="P18">isBlank :- 'isBlank','(',String,')'.</text:p>
      <text:p text:style-name="P18">charsCount :- 'charsCount','(',String,')'.</text:p>
      <text:p text:style-name="P18">zip :- 'zip','(',String[],')' .</text:p>
      <text:p text:style-name="P18">between :- 'between','(',String,',',String,',',String,')'.</text:p>
      <text:p text:style-name="P18">chars :- 'chars','(',String,')'.</text:p>
      <text:p text:style-name="P18">removeEmptyStrings :- 'removeEmptyStrings','('String[],')'.</text:p>
      <text:p text:style-name="P18">split :- 'split','(',String,',',String,')'.</text:p>
      <text:p text:style-name="P18">words :- 'words','(',String,')'.</text:p>
      <text:p text:style-name="P18">chop :- 'chop','(', String, ',',int,')' .</text:p>
      <text:p text:style-name="P18">lines :- 'lines','(',String,')'.</text:p>
      <text:p text:style-name="P18">underscored :- 'underscored','(',String,')'.</text:p>
      <text:p text:style-name="P18">append :- 'append','(',String,{',',String},')' .</text:p>
      <text:p text:style-name="P18">appendArray :-<text:tab/>'appendArray','(',String,','String[],')' .</text:p>
      <text:p text:style-name="P18">collapseWhiteSpace: -<text:tab/>'collapseWhiteSpace','(',String,')' .</text:p>
      <text:p text:style-name="P18">ensureLeft :-<text:tab/>'ensureLeft','(',String,',',String[,',',Boolean],')'.</text:p>
      <text:p text:style-name="P18">base64Decode :-<text:tab/>'base64Decode','(',String,')'.</text:p>
      <text:p text:style-name="P18">base64Encode :-<text:tab/>'base64Encode','(',String,')'.</text:p>
      <text:p text:style-name="P18">binDecode:-<text:tab/>'binDecode','(',String,')'.</text:p>
      <text:p text:style-name="P18">binEncode :-<text:tab/>'binEncode','(',String,')'.</text:p>
      <text:p text:style-name="P18">decDecode :-<text:tab/>'decDecode','(',String,')'.</text:p>
      <text:p text:style-name="P18">decEncode:-<text:tab/>'decEncode','(',String,')'.</text:p>
      <text:p text:style-name="P18">ensureRight :-<text:tab/>'ensureRight','(',String,',',String[,',',Boolean],')'.</text:p>
      <text:p text:style-name="P18">format :-<text:tab/>'format','(',String,{',',String},')'.</text:p>
      <text:p text:style-name="P18">hexDecode :-<text:tab/>'hexDecode','(',String,')'.</text:p>
      <text:p text:style-name="P18">hexEncode:- <text:tab/>'hexEncode','(',String,')'.</text:p>
      <text:p text:style-name="P18">insert :-<text:tab/>'insert','(',String,',',String,',',int,')'.</text:p>
      <text:p text:style-name="P18">last:-<text:tab/>'last','(',String,',',int,')'.</text:p>
      <text:p text:style-name="P18">leftPad :-<text:tab/>'leftPad','(',String,',',String,',',int,')'.</text:p>
      <text:p text:style-name="P18">leftTrim :-<text:tab/>'leftTrim','(',String,')'.</text:p>
      <text:p text:style-name="P18">prepend :-<text:tab/>'prepend','(',String,{',',String},')'.</text:p>
      <text:p text:style-name="P18">prependArray :-<text:tab/>'prependArray','(',String,','String[],')'.</text:p>
      <text:p text:style-name="P18">removeLeft :-<text:tab/>'removeLeft','(',String,',',String[,',',Boolean],')'.</text:p>
      <text:p text:style-name="P18">removeNonwords :-<text:tab/>'removeNonWords','(',String,')'.</text:p>
      <text:p text:style-name="P18">removeRight :-<text:tab/>'removeRight','(',String,',',String[,',',Boolean],')'.</text:p>
      <text:p text:style-name="P18">removeSpaces :-<text:tab/>'removeSpaces','(',String,')'<text:tab/>.</text:p>
      <text:p text:style-name="P18">repeat :-<text:tab/>'repeat','(',String,',',int,')'.</text:p>
      <text:p text:style-name="P18">replace :-<text:tab/>'replace','(',String,',',String,',',String,',',Boolean,')'.</text:p>
      <text:p text:style-name="P18">reverse :-<text:tab/>'reverse','(',String,')'<text:tab/>.</text:p>
      <text:p text:style-name="P18">rightPad :-<text:tab/>'rightPad','(',String,',',String,',',int,')'.</text:p>
      <text:p text:style-name="P18">rightTrim :-<text:tab/>'rightTrim','(',String,')'.</text:p>
      <text:p text:style-name="P18"><text:soft-page-break/>safeTruncate :-<text:tab/>'safeTruncate','(',String,',',int,',',String,')'<text:tab/>.</text:p>
      <text:p text:style-name="P18">truncate :-<text:tab/>'truncate','(',String,',',int,',',String,')'.</text:p>
      <text:p text:style-name="P18">htmlDecode :-<text:tab/>'htmlDecode','(',String,')'.</text:p>
      <text:p text:style-name="P18">htmlEncode :-<text:tab/>'htmlEncode','(',String,')'.</text:p>
      <text:p text:style-name="P18">shuffle :-<text:tab/>'shuffle','(',String,')'.</text:p>
      <text:p text:style-name="P18">slice :-<text:tab/>'slice','(',String,',',int,',',int,')'.</text:p>
      <text:p text:style-name="P18">slugify :-<text:tab/>'slugify','(',String,')'.</text:p>
      <text:p text:style-name="P18">transliterate :-<text:tab/>'transliterate','(',String,')'.</text:p>
      <text:p text:style-name="P18">surround :-<text:tab/>'surround','(',String,',',String,',',String,')'.</text:p>
      <text:p text:style-name="P18">toCamelCase :-<text:tab/>'toCamelCase','(',String,')'.</text:p>
      <text:p text:style-name="P18">toStudlyCase :-<text:tab/>'toStudlyCase','(',String,')'.</text:p>
      <text:p text:style-name="P18">toDecamlize :-<text:tab/>'toDecamelize','(',String,')'.</text:p>
      <text:p text:style-name="P18">toKebabCase :-<text:tab/>'toKebabCase','(',String,')'.</text:p>
      <text:p text:style-name="P18">toSnakeCase :-<text:tab/>'toSnakeCase','(',String,')'.</text:p>
      <text:p text:style-name="P18">decode :-<text:tab/>'decode','(',String,',',int,',',int,')'.</text:p>
      <text:p text:style-name="P18">encode :-<text:tab/>'encode','(',String,',',int,',',int,')'.</text:p>
      <text:p text:style-name="P18">join :-<text:tab/>'join','(',String[],',',String,')'.</text:p>
      <text:p text:style-name="P18">lowerFirst :-<text:tab/>'lowerFirst','(',String,')'.</text:p>
      <text:p text:style-name="P18">upperFirst :-<text:tab/>'upperFirst','(',String,')'<text:tab/>.</text:p>
      <text:p text:style-name="P18">capitelize :-<text:tab/>'capitelize','(',String,')'.</text:p>
      <text:p text:style-name="P18">swapCase :-<text:tab/>'swapCase','(', String,')'.</text:p>
      <text:p text:style-name="P18">humanize :-<text:tab/>'humanize','(',String,')'.</text:p>
      <text:p text:style-name="P18">dahserize :-<text:tab/>'dasherize','(',String,')'.</text:p>
      <text:p text:style-name="P18"/>
      <text:p text:style-name="P18"/>
      <text:p text:style-name="P8"/>
      <text:p text:style-name="P8"/>
      <text:p text:style-name="P8">Results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13">Suite</text:p>
          </table:table-cell>
          <table:table-cell table:style-name="Table2.A1" office:value-type="string">
            <text:p text:style-name="P13">Library</text:p>
          </table:table-cell>
          <table:table-cell table:style-name="Table2.A1" office:value-type="string">
            <text:p text:style-name="P13">Time</text:p>
          </table:table-cell>
          <table:table-cell table:style-name="Table2.A1" office:value-type="string">
            <text:p text:style-name="P13">Instruction Coverage/%</text:p>
          </table:table-cell>
          <table:table-cell table:style-name="Table2.E1" office:value-type="string">
            <text:p text:style-name="P13">Branch Coverage/%</text:p>
          </table:table-cell>
        </table:table-row>
        <table:table-row>
          <table:table-cell table:style-name="Table2.A2" table:number-rows-spanned="3" office:value-type="string">
            <text:p text:style-name="P13">Baseline</text:p>
          </table:table-cell>
          <table:table-cell table:style-name="Table2.A2" office:value-type="string">
            <text:p text:style-name="P13">Strman</text:p>
          </table:table-cell>
          <table:table-cell table:style-name="Table2.A2" office:value-type="string">
            <text:p text:style-name="P13">10 hours</text:p>
          </table:table-cell>
          <table:table-cell table:style-name="Table2.A2" office:value-type="string">
            <text:p text:style-name="P13">86% </text:p>
          </table:table-cell>
          <table:table-cell table:style-name="Table2.E2" office:value-type="string">
            <text:p text:style-name="P13">67%</text:p>
          </table:table-cell>
        </table:table-row>
        <table:table-row>
          <table:covered-table-cell/>
          <table:table-cell table:style-name="Table2.A2" office:value-type="string">
            <text:p text:style-name="P13">TrieSET</text:p>
          </table:table-cell>
          <table:table-cell table:style-name="Table2.A2" office:value-type="string">
            <text:p text:style-name="P13">1hour 20 min</text:p>
          </table:table-cell>
          <table:table-cell table:style-name="Table2.A2" office:value-type="string">
            <text:p text:style-name="P13">96%</text:p>
          </table:table-cell>
          <table:table-cell table:style-name="Table2.E2" office:value-type="string">
            <text:p text:style-name="P13">88%</text:p>
          </table:table-cell>
        </table:table-row>
        <table:table-row>
          <table:covered-table-cell/>
          <table:table-cell table:style-name="Table2.A2" office:value-type="string">
            <text:p text:style-name="P13">StringWriter</text:p>
          </table:table-cell>
          <table:table-cell table:style-name="Table2.A2" office:value-type="string">
            <text:p text:style-name="P13">4 hours</text:p>
          </table:table-cell>
          <table:table-cell table:style-name="Table2.A2" office:value-type="string">
            <text:p text:style-name="P13">95%</text:p>
          </table:table-cell>
          <table:table-cell table:style-name="Table2.E2" office:value-type="string">
            <text:p text:style-name="P13">75%</text:p>
          </table:table-cell>
        </table:table-row>
        <table:table-row>
          <table:table-cell table:style-name="Table2.A5" table:number-rows-spanned="3" office:value-type="string">
            <text:p text:style-name="P13">Grammar</text:p>
          </table:table-cell>
          <table:table-cell table:style-name="Table2.A5" office:value-type="string">
            <text:p text:style-name="P13">Strman</text:p>
          </table:table-cell>
          <table:table-cell table:style-name="Table2.A5" office:value-type="string">
            <text:p text:style-name="P13">5 hours</text:p>
          </table:table-cell>
          <table:table-cell table:style-name="Table2.A5" office:value-type="string">
            <text:p text:style-name="P13">91%</text:p>
          </table:table-cell>
          <table:table-cell table:style-name="Table2.E5" office:value-type="string">
            <text:p text:style-name="P13">84%</text:p>
          </table:table-cell>
        </table:table-row>
        <table:table-row>
          <table:covered-table-cell/>
          <table:table-cell table:style-name="Table2.A5" office:value-type="string">
            <text:p text:style-name="P13">TrieSET</text:p>
          </table:table-cell>
          <table:table-cell table:style-name="Table2.A5" office:value-type="string">
            <text:p text:style-name="P13">1 hour</text:p>
          </table:table-cell>
          <table:table-cell table:style-name="Table2.A5" office:value-type="string">
            <text:p text:style-name="P13">98%</text:p>
          </table:table-cell>
          <table:table-cell table:style-name="Table2.E5" office:value-type="string">
            <text:p text:style-name="P13">95%</text:p>
          </table:table-cell>
        </table:table-row>
        <table:table-row>
          <table:covered-table-cell/>
          <table:table-cell table:style-name="Table2.A5" office:value-type="string">
            <text:p text:style-name="P13">StringWriter</text:p>
          </table:table-cell>
          <table:table-cell table:style-name="Table2.A5" office:value-type="string">
            <text:p text:style-name="P13">1 hour 30min</text:p>
          </table:table-cell>
          <table:table-cell table:style-name="Table2.A5" office:value-type="string">
            <text:p text:style-name="P13">98%</text:p>
          </table:table-cell>
          <table:table-cell table:style-name="Table2.E5" office:value-type="string">
            <text:p text:style-name="P13">75%</text:p>
          </table:table-cell>
        </table:table-row>
      </table:table>
      <text:p text:style-name="P8"/>
      <text:p text:style-name="P8"/>
      <text:p text:style-name="P10"><text:soft-page-break/>Commentary:</text:p>
      <text:p text:style-name="P10"/>
      <text:p text:style-name="P10"><text:s text:c="2"/><text:span text:style-name="T3">took less time to construct suites using grammar for all libraries; took roughly 15hours and 20 min for basline and 7hours and 30min (almost half the time of the baseline) </text:span></text:p>
      <text:p text:style-name="P9"/>
      <text:p text:style-name="P11">Instruction coverage increased in all cases for the grammar suite</text:p>
      <text:p text:style-name="P11">Branch coverage increased in all cases for grammar suite, more <text:span text:style-name="T4">significant</text:span> for larger libraries (strman)</text:p>
      <text:p text:style-name="P9"/>
      <text:p text:style-name="P9"><text:tab/></text:p>
      <text:p text:style-name="P20">Handling void Libraries</text:p>
      <text:p text:style-name="P20"/>
      <text:p text:style-name="P20"/>
      <text:p text:style-name="P15">Consider the following library which contains a set of instance methods that have a void return type:</text:p>
      <text:p text:style-name="P15"/>
      <text:p text:style-name="P15">PipedWriter()</text:p>
      <text:p text:style-name="P15">PipedWriter(PipedReader snk)</text:p>
      <text:p text:style-name="P15"/>
      <text:p text:style-name="P15">void close()</text:p>
      <text:p text:style-name="P15">void connect(PipedReader src)</text:p>
      <text:p text:style-name="P15">void flush()</text:p>
      <text:p text:style-name="P15">void write(char[] cbuf, int off, int len)</text:p>
      <text:p text:style-name="P15">void write(int c)</text:p>
      <text:p text:style-name="P15"/>
      <text:p text:style-name="P15"/>
      <text:p text:style-name="P15">To test such a library, we enumerate different combinations of method calls to simulate method chaining. <text:s/><text:span text:style-name="T5">In order to do this, we append to the grammar of the api a test grammar. This test grammar allows us to chain method calls on a single object of the class.</text:span></text:p>
      <text:p text:style-name="P15"/>
      <text:p text:style-name="P15"/>
      <text:p text:style-name="P15"/>
      <text:p text:style-name="P24">test :- object,rule+ .</text:p>
      <text:p text:style-name="P24">object :- identifier,'=',pipedWriter,';' .</text:p>
      <text:p text:style-name="P24">rule :- identifier,'.',void, ';' .</text:p>
      <text:p text:style-name="P24">identifier :- 'x' .</text:p>
      <text:p text:style-name="P15"/>
      <text:p text:style-name="P25">pipedWriter :- 'new','PipedWriter','(','PipedReader',')' .</text:p>
      <text:p text:style-name="P25">void :- close | connect | flush | write .</text:p>
      <text:p text:style-name="P25">close :- 'close','(',')' .</text:p>
      <text:p text:style-name="P25">connect :- 'connect','(','pipedReader',')' .</text:p>
      <text:p text:style-name="P25"><text:soft-page-break/>flush :- 'flush','(',')' .</text:p>
      <text:p text:style-name="P25">write :- 'write','(',(char[], ',', int, ',', int | int),')' .</text:p>
      <text:p text:style-name="P25"/>
      <text:p text:style-name="P26">Test grammar, <text:span text:style-name="T6">API gramm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32:53.683242338</meta:creation-date>
    <dc:date>2021-03-30T10:44:47.098763908</dc:date>
    <meta:editing-duration>PT15M45S</meta:editing-duration>
    <meta:editing-cycles>4</meta:editing-cycles>
    <meta:generator>LibreOffice/6.4.2.2$Linux_X86_64 LibreOffice_project/40$Build-2</meta:generator>
    <meta:document-statistic meta:table-count="2" meta:image-count="0" meta:object-count="0" meta:page-count="9" meta:paragraph-count="279" meta:word-count="1076" meta:character-count="9477" meta:non-whitespace-character-count="8611"/>
  </office:meta>
</office:document-meta>
</file>